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8417in" table:align="left"/>
    </style:style>
    <style:style style:name="Table1.A" style:family="table-column">
      <style:table-column-properties style:column-width="0.3569in"/>
    </style:style>
    <style:style style:name="Table1.B" style:family="table-column">
      <style:table-column-properties style:column-width="5.4847in"/>
    </style:style>
    <style:style style:name="Table1.A1" style:family="table-cell">
      <style:table-cell-properties style:vertical-align="middle" fo:padding="0.0194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Line94092569312752">
          <table:table-cell table:style-name="Table1.A1" office:value-type="string">
            <text:p text:style-name="Table_20_Contents">(1)</text:p>
          </table:table-cell>
          <table:table-cell table:style-name="Table1.A1" office:value-type="string">
            <text:p text:style-name="Table_20_Contents">PROG → global fID ':' function '(' PARAMS ')' PARAMS_R PROG</text:p>
          </table:table-cell>
        </table:table-row>
        <table:table-row table:style-name="TableLine94092569312752">
          <table:table-cell table:style-name="Table1.A1" office:value-type="string">
            <text:p text:style-name="Table_20_Contents">(2)</text:p>
          </table:table-cell>
          <table:table-cell table:style-name="Table1.A1" office:value-type="string">
            <text:p text:style-name="Table_20_Contents">PROG → function fID '(' PARAM_TYPE ')' PARAMS_R ST_LIST 'end' PROG</text:p>
          </table:table-cell>
        </table:table-row>
        <table:table-row table:style-name="TableLine94092569312752">
          <table:table-cell table:style-name="Table1.A1" office:value-type="string">
            <text:p text:style-name="Table_20_Contents">(3)</text:p>
          </table:table-cell>
          <table:table-cell table:style-name="Table1.A1" office:value-type="string">
            <text:p text:style-name="Table_20_Contents">PROG → fID '(' ')' PROG</text:p>
          </table:table-cell>
        </table:table-row>
        <table:table-row table:style-name="TableLine94092569312752">
          <table:table-cell table:style-name="Table1.A1" office:value-type="string">
            <text:p text:style-name="Table_20_Contents">(4)</text:p>
          </table:table-cell>
          <table:table-cell table:style-name="Table1.A1" office:value-type="string">
            <text:p text:style-name="Table_20_Contents">PROG → EOF</text:p>
          </table:table-cell>
        </table:table-row>
        <table:table-row table:style-name="TableLine94092569312752">
          <table:table-cell table:style-name="Table1.A1" office:value-type="string">
            <text:p text:style-name="Table_20_Contents">(5)</text:p>
          </table:table-cell>
          <table:table-cell table:style-name="Table1.A1" office:value-type="string">
            <text:p text:style-name="Table_20_Contents">PARAMS → TYPE SECOND_PARAM</text:p>
          </table:table-cell>
        </table:table-row>
        <table:table-row table:style-name="TableLine94092569312752">
          <table:table-cell table:style-name="Table1.A1" office:value-type="string">
            <text:p text:style-name="Table_20_Contents">(6)</text:p>
          </table:table-cell>
          <table:table-cell table:style-name="Table1.A1" office:value-type="string">
            <text:p text:style-name="Table_20_Contents">PARAMS → ID ':' TYPE SECOND_PARAM</text:p>
          </table:table-cell>
        </table:table-row>
        <table:table-row table:style-name="TableLine94092569312752">
          <table:table-cell table:style-name="Table1.A1" office:value-type="string">
            <text:p text:style-name="Table_20_Contents">(7)</text:p>
          </table:table-cell>
          <table:table-cell table:style-name="Table1.A1" office:value-type="string">
            <text:p text:style-name="Table_20_Contents">PARAMS → ε</text:p>
          </table:table-cell>
        </table:table-row>
        <table:table-row table:style-name="TableLine94092569312752">
          <table:table-cell table:style-name="Table1.A1" office:value-type="string">
            <text:p text:style-name="Table_20_Contents">(8)</text:p>
          </table:table-cell>
          <table:table-cell table:style-name="Table1.A1" office:value-type="string">
            <text:p text:style-name="Table_20_Contents">SECOND_PARAM → ',' PARAMS</text:p>
          </table:table-cell>
        </table:table-row>
        <table:table-row table:style-name="TableLine94092569312752">
          <table:table-cell table:style-name="Table1.A1" office:value-type="string">
            <text:p text:style-name="Table_20_Contents">(9)</text:p>
          </table:table-cell>
          <table:table-cell table:style-name="Table1.A1" office:value-type="string">
            <text:p text:style-name="Table_20_Contents">SECOND_PARAM → ε</text:p>
          </table:table-cell>
        </table:table-row>
        <table:table-row table:style-name="TableLine94092569312752">
          <table:table-cell table:style-name="Table1.A1" office:value-type="string">
            <text:p text:style-name="Table_20_Contents">(10)</text:p>
          </table:table-cell>
          <table:table-cell table:style-name="Table1.A1" office:value-type="string">
            <text:p text:style-name="Table_20_Contents">PARAM_TYPE → ID ':' TYPE SECOND_PARAM_TYPE</text:p>
          </table:table-cell>
        </table:table-row>
        <table:table-row table:style-name="TableLine94092569312752">
          <table:table-cell table:style-name="Table1.A1" office:value-type="string">
            <text:p text:style-name="Table_20_Contents">(11)</text:p>
          </table:table-cell>
          <table:table-cell table:style-name="Table1.A1" office:value-type="string">
            <text:p text:style-name="Table_20_Contents">PARAM_TYPE → ε</text:p>
          </table:table-cell>
        </table:table-row>
        <table:table-row table:style-name="TableLine94092569312752">
          <table:table-cell table:style-name="Table1.A1" office:value-type="string">
            <text:p text:style-name="Table_20_Contents">(12)</text:p>
          </table:table-cell>
          <table:table-cell table:style-name="Table1.A1" office:value-type="string">
            <text:p text:style-name="Table_20_Contents">SECOND_PARAM_TYPE → ',' ID ':' TYPE SECOND_PARAM_TYPE</text:p>
          </table:table-cell>
        </table:table-row>
        <table:table-row table:style-name="TableLine94092569312752">
          <table:table-cell table:style-name="Table1.A1" office:value-type="string">
            <text:p text:style-name="Table_20_Contents">(13)</text:p>
          </table:table-cell>
          <table:table-cell table:style-name="Table1.A1" office:value-type="string">
            <text:p text:style-name="Table_20_Contents">SECOND_PARAM_TYPE → ε</text:p>
          </table:table-cell>
        </table:table-row>
        <table:table-row table:style-name="TableLine94092569312752">
          <table:table-cell table:style-name="Table1.A1" office:value-type="string">
            <text:p text:style-name="Table_20_Contents">(14)</text:p>
          </table:table-cell>
          <table:table-cell table:style-name="Table1.A1" office:value-type="string">
            <text:p text:style-name="Table_20_Contents">PARAMS_R → ':' TYPE SECOND_PARAM_R</text:p>
          </table:table-cell>
        </table:table-row>
        <table:table-row table:style-name="TableLine94092569312752">
          <table:table-cell table:style-name="Table1.A1" office:value-type="string">
            <text:p text:style-name="Table_20_Contents">(15)</text:p>
          </table:table-cell>
          <table:table-cell table:style-name="Table1.A1" office:value-type="string">
            <text:p text:style-name="Table_20_Contents">PARAMS_R → ε</text:p>
          </table:table-cell>
        </table:table-row>
        <table:table-row table:style-name="TableLine94092569312752">
          <table:table-cell table:style-name="Table1.A1" office:value-type="string">
            <text:p text:style-name="Table_20_Contents">(16)</text:p>
          </table:table-cell>
          <table:table-cell table:style-name="Table1.A1" office:value-type="string">
            <text:p text:style-name="Table_20_Contents">SECOND_PARAM_R → ',' TYPE SECOND_PARAM_R</text:p>
          </table:table-cell>
        </table:table-row>
        <table:table-row table:style-name="TableLine94092569312752">
          <table:table-cell table:style-name="Table1.A1" office:value-type="string">
            <text:p text:style-name="Table_20_Contents">(17)</text:p>
          </table:table-cell>
          <table:table-cell table:style-name="Table1.A1" office:value-type="string">
            <text:p text:style-name="Table_20_Contents">SECOND_PARAM_R → ε</text:p>
          </table:table-cell>
        </table:table-row>
        <table:table-row table:style-name="TableLine94092569312752">
          <table:table-cell table:style-name="Table1.A1" office:value-type="string">
            <text:p text:style-name="Table_20_Contents">(18)</text:p>
          </table:table-cell>
          <table:table-cell table:style-name="Table1.A1" office:value-type="string">
            <text:p text:style-name="Table_20_Contents">TYPE → string</text:p>
          </table:table-cell>
        </table:table-row>
        <table:table-row table:style-name="TableLine94092569312752">
          <table:table-cell table:style-name="Table1.A1" office:value-type="string">
            <text:p text:style-name="Table_20_Contents">(19)</text:p>
          </table:table-cell>
          <table:table-cell table:style-name="Table1.A1" office:value-type="string">
            <text:p text:style-name="Table_20_Contents">TYPE → number</text:p>
          </table:table-cell>
        </table:table-row>
        <table:table-row table:style-name="TableLine94092569312752">
          <table:table-cell table:style-name="Table1.A1" office:value-type="string">
            <text:p text:style-name="Table_20_Contents">(20)</text:p>
          </table:table-cell>
          <table:table-cell table:style-name="Table1.A1" office:value-type="string">
            <text:p text:style-name="Table_20_Contents">TYPE → integer</text:p>
          </table:table-cell>
        </table:table-row>
        <table:table-row table:style-name="TableLine94092569312752">
          <table:table-cell table:style-name="Table1.A1" office:value-type="string">
            <text:p text:style-name="Table_20_Contents">(21)</text:p>
          </table:table-cell>
          <table:table-cell table:style-name="Table1.A1" office:value-type="string">
            <text:p text:style-name="Table_20_Contents">TYPE → nil</text:p>
          </table:table-cell>
        </table:table-row>
        <table:table-row table:style-name="TableLine94092569312752">
          <table:table-cell table:style-name="Table1.A1" office:value-type="string">
            <text:p text:style-name="Table_20_Contents">(22)</text:p>
          </table:table-cell>
          <table:table-cell table:style-name="Table1.A1" office:value-type="string">
            <text:p text:style-name="Table_20_Contents">ST_LIST → STATEMENT ST_LIST</text:p>
          </table:table-cell>
        </table:table-row>
        <table:table-row table:style-name="TableLine94092569312752">
          <table:table-cell table:style-name="Table1.A1" office:value-type="string">
            <text:p text:style-name="Table_20_Contents">(23)</text:p>
          </table:table-cell>
          <table:table-cell table:style-name="Table1.A1" office:value-type="string">
            <text:p text:style-name="Table_20_Contents">ST_LIST → 'end'</text:p>
          </table:table-cell>
        </table:table-row>
        <table:table-row table:style-name="TableLine94092569312752">
          <table:table-cell table:style-name="Table1.A1" office:value-type="string">
            <text:p text:style-name="Table_20_Contents">(24)</text:p>
          </table:table-cell>
          <table:table-cell table:style-name="Table1.A1" office:value-type="string">
            <text:p text:style-name="Table_20_Contents">STATEMENT → local ID ':' TYPE EXPR_AFTERLOC</text:p>
          </table:table-cell>
        </table:table-row>
        <table:table-row table:style-name="TableLine94092569312752">
          <table:table-cell table:style-name="Table1.A1" office:value-type="string">
            <text:p text:style-name="Table_20_Contents">(25)</text:p>
          </table:table-cell>
          <table:table-cell table:style-name="Table1.A1" office:value-type="string">
            <text:p text:style-name="Table_20_Contents">STATEMENT → ID S_VAR '=' EXPR_B S_EXPR</text:p>
          </table:table-cell>
        </table:table-row>
        <table:table-row table:style-name="TableLine94092569312752">
          <table:table-cell table:style-name="Table1.A1" office:value-type="string">
            <text:p text:style-name="Table_20_Contents">(26)</text:p>
          </table:table-cell>
          <table:table-cell table:style-name="Table1.A1" office:value-type="string">
            <text:p text:style-name="Table_20_Contents">STATEMENT → while EXPR_B do ST_LIST end</text:p>
          </table:table-cell>
        </table:table-row>
        <table:table-row table:style-name="TableLine94092569312752">
          <table:table-cell table:style-name="Table1.A1" office:value-type="string">
            <text:p text:style-name="Table_20_Contents">(27)</text:p>
          </table:table-cell>
          <table:table-cell table:style-name="Table1.A1" office:value-type="string">
            <text:p text:style-name="Table_20_Contents">STATEMENT → if EXPR_B then ST_LIST ELSE end</text:p>
          </table:table-cell>
        </table:table-row>
        <table:table-row table:style-name="TableLine94092569312752">
          <table:table-cell table:style-name="Table1.A1" office:value-type="string">
            <text:p text:style-name="Table_20_Contents">(28)</text:p>
          </table:table-cell>
          <table:table-cell table:style-name="Table1.A1" office:value-type="string">
            <text:p text:style-name="Table_20_Contents">STATEMENT → return EXPR_B S_EXPR</text:p>
          </table:table-cell>
        </table:table-row>
        <table:table-row table:style-name="TableLine94092569312752">
          <table:table-cell table:style-name="Table1.A1" office:value-type="string">
            <text:p text:style-name="Table_20_Contents">(29)</text:p>
          </table:table-cell>
          <table:table-cell table:style-name="Table1.A1" office:value-type="string">
            <text:p text:style-name="Table_20_Contents">STATEMENT → fID '(' SENT_PAR ')'</text:p>
          </table:table-cell>
        </table:table-row>
        <table:table-row table:style-name="TableLine94092569312752">
          <table:table-cell table:style-name="Table1.A1" office:value-type="string">
            <text:p text:style-name="Table_20_Contents">(30)</text:p>
          </table:table-cell>
          <table:table-cell table:style-name="Table1.A1" office:value-type="string">
            <text:p text:style-name="Table_20_Contents">ELSE → ε</text:p>
          </table:table-cell>
        </table:table-row>
        <table:table-row table:style-name="TableLine94092569312752">
          <table:table-cell table:style-name="Table1.A1" office:value-type="string">
            <text:p text:style-name="Table_20_Contents">(31)</text:p>
          </table:table-cell>
          <table:table-cell table:style-name="Table1.A1" office:value-type="string">
            <text:p text:style-name="Table_20_Contents">ELSE → else ST_LIST</text:p>
          </table:table-cell>
        </table:table-row>
        <table:table-row table:style-name="TableLine94092569312752">
          <table:table-cell table:style-name="Table1.A1" office:value-type="string">
            <text:p text:style-name="Table_20_Contents">(32)</text:p>
          </table:table-cell>
          <table:table-cell table:style-name="Table1.A1" office:value-type="string">
            <text:p text:style-name="Table_20_Contents">EXPR_AFTERLOC → ε</text:p>
          </table:table-cell>
        </table:table-row>
        <table:table-row table:style-name="TableLine94092569312752">
          <table:table-cell table:style-name="Table1.A1" office:value-type="string">
            <text:p text:style-name="Table_20_Contents">(33)</text:p>
          </table:table-cell>
          <table:table-cell table:style-name="Table1.A1" office:value-type="string">
            <text:p text:style-name="Table_20_Contents">EXPR_AFTERLOC → '=' EXPR_B</text:p>
          </table:table-cell>
        </table:table-row>
        <table:table-row table:style-name="TableLine94092569312752">
          <table:table-cell table:style-name="Table1.A1" office:value-type="string">
            <text:p text:style-name="Table_20_Contents">(34)</text:p>
          </table:table-cell>
          <table:table-cell table:style-name="Table1.A1" office:value-type="string">
            <text:p text:style-name="Table_20_Contents">SENT_PAR → EXPR_B S_PAR</text:p>
          </table:table-cell>
        </table:table-row>
        <table:table-row table:style-name="TableLine94092569312752">
          <table:table-cell table:style-name="Table1.A1" office:value-type="string">
            <text:p text:style-name="Table_20_Contents">(35)</text:p>
          </table:table-cell>
          <table:table-cell table:style-name="Table1.A1" office:value-type="string">
            <text:p text:style-name="Table_20_Contents">SENT_PAR → ε</text:p>
          </table:table-cell>
        </table:table-row>
        <table:table-row table:style-name="TableLine94092569312752">
          <table:table-cell table:style-name="Table1.A1" office:value-type="string">
            <text:p text:style-name="Table_20_Contents">(36)</text:p>
          </table:table-cell>
          <table:table-cell table:style-name="Table1.A1" office:value-type="string">
            <text:p text:style-name="Table_20_Contents">S_PAR → ',' EXPR_B S_PAR</text:p>
          </table:table-cell>
        </table:table-row>
        <table:table-row table:style-name="TableLine94092569312752">
          <table:table-cell table:style-name="Table1.A1" office:value-type="string">
            <text:p text:style-name="Table_20_Contents">(37)</text:p>
          </table:table-cell>
          <table:table-cell table:style-name="Table1.A1" office:value-type="string">
            <text:p text:style-name="Table_20_Contents">S_PAR → ε</text:p>
          </table:table-cell>
        </table:table-row>
        <table:table-row table:style-name="TableLine94092569312752">
          <table:table-cell table:style-name="Table1.A1" office:value-type="string">
            <text:p text:style-name="Table_20_Contents">(38)</text:p>
          </table:table-cell>
          <table:table-cell table:style-name="Table1.A1" office:value-type="string">
            <text:p text:style-name="Table_20_Contents">S_EXPR → ',' EXPR_B S_EXPR</text:p>
          </table:table-cell>
        </table:table-row>
        <table:table-row table:style-name="TableLine94092569312752">
          <table:table-cell table:style-name="Table1.A1" office:value-type="string">
            <text:p text:style-name="Table_20_Contents">(39)</text:p>
          </table:table-cell>
          <table:table-cell table:style-name="Table1.A1" office:value-type="string">
            <text:p text:style-name="Table_20_Contents">S_EXPR → ε</text:p>
          </table:table-cell>
        </table:table-row>
        <table:table-row table:style-name="TableLine94092569312752">
          <table:table-cell table:style-name="Table1.A1" office:value-type="string">
            <text:p text:style-name="Table_20_Contents">(40)</text:p>
          </table:table-cell>
          <table:table-cell table:style-name="Table1.A1" office:value-type="string">
            <text:p text:style-name="Table_20_Contents">EXPR_B → fID '(' SENT_PAR ')'</text:p>
          </table:table-cell>
        </table:table-row>
        <table:table-row table:style-name="TableLine94092569312752">
          <table:table-cell table:style-name="Table1.A1" office:value-type="string">
            <text:p text:style-name="Table_20_Contents">(41)</text:p>
          </table:table-cell>
          <table:table-cell table:style-name="Table1.A1" office:value-type="string">
            <text:p text:style-name="Table_20_Contents">EXPR_B → expression</text:p>
          </table:table-cell>
        </table:table-row>
        <table:table-row table:style-name="TableLine94092569312752">
          <table:table-cell table:style-name="Table1.A1" office:value-type="string">
            <text:p text:style-name="Table_20_Contents">(42)</text:p>
          </table:table-cell>
          <table:table-cell table:style-name="Table1.A1" office:value-type="string">
            <text:p text:style-name="Table_20_Contents">S_VAR → ',' ID S_VAR</text:p>
          </table:table-cell>
        </table:table-row>
        <table:table-row table:style-name="TableLine94092569312752">
          <table:table-cell table:style-name="Table1.A1" office:value-type="string">
            <text:p text:style-name="Table_20_Contents">(43)</text:p>
          </table:table-cell>
          <table:table-cell table:style-name="Table1.A1" office:value-type="string">
            <text:p text:style-name="Table_20_Contents">S_VAR → ε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09:00:03.455324061</meta:creation-date>
    <dc:date>2021-11-18T09:02:41.237157928</dc:date>
    <meta:editing-duration>PT2M38S</meta:editing-duration>
    <meta:editing-cycles>1</meta:editing-cycles>
    <meta:document-statistic meta:table-count="1" meta:image-count="0" meta:object-count="0" meta:page-count="2" meta:paragraph-count="86" meta:word-count="242" meta:character-count="1235" meta:non-whitespace-character-count="1079"/>
    <meta:generator>LibreOffice/6.4.7.2$Linux_X86_64 LibreOffice_project/40$Build-2</meta:generator>
  </office:meta>
</office:document-meta>
</file>